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3c8a" officeooo:paragraph-rsid="001d3c8a"/>
    </style:style>
    <style:style style:name="P2" style:family="paragraph" style:parent-style-name="Text_20_body">
      <style:text-properties officeooo:rsid="001ea5d0" officeooo:paragraph-rsid="001f6661"/>
    </style:style>
    <style:style style:name="P3" style:family="paragraph" style:parent-style-name="Text_20_body">
      <style:text-properties officeooo:rsid="001f6661" officeooo:paragraph-rsid="001f6661"/>
    </style:style>
    <style:style style:name="P4" style:family="paragraph" style:parent-style-name="Text_20_body">
      <style:text-properties officeooo:rsid="001f6661" officeooo:paragraph-rsid="001fada6"/>
    </style:style>
    <style:style style:name="P5" style:family="paragraph" style:parent-style-name="Text_20_body" style:list-style-name="L1">
      <style:text-properties officeooo:rsid="001f6661" officeooo:paragraph-rsid="001f6661"/>
    </style:style>
    <style:style style:name="P6" style:family="paragraph" style:parent-style-name="Text_20_body" style:list-style-name="L1">
      <style:text-properties officeooo:rsid="001f6661" officeooo:paragraph-rsid="001fada6"/>
    </style:style>
    <style:style style:name="P7" style:family="paragraph" style:parent-style-name="Text_20_body">
      <style:text-properties officeooo:rsid="001fada6" officeooo:paragraph-rsid="001fada6"/>
    </style:style>
    <style:style style:name="P8" style:family="paragraph" style:parent-style-name="Title">
      <style:text-properties officeooo:rsid="001d3c8a" officeooo:paragraph-rsid="001d3c8a"/>
    </style:style>
    <style:style style:name="P9" style:family="paragraph" style:parent-style-name="Subtitle">
      <style:text-properties officeooo:rsid="001d3c8a" officeooo:paragraph-rsid="001d3c8a"/>
    </style:style>
    <style:style style:name="P10" style:family="paragraph" style:parent-style-name="Heading_20_2">
      <style:text-properties officeooo:rsid="00218a7f" officeooo:paragraph-rsid="00218a7f"/>
    </style:style>
    <style:style style:name="P11" style:family="paragraph" style:parent-style-name="Heading_20_1">
      <style:text-properties officeooo:rsid="001d3c8a" officeooo:paragraph-rsid="001d3c8a"/>
    </style:style>
    <style:style style:name="P12" style:family="paragraph" style:parent-style-name="Heading_20_1">
      <style:text-properties officeooo:rsid="001ea5d0" officeooo:paragraph-rsid="001ea5d0"/>
    </style:style>
    <style:style style:name="P13" style:family="paragraph" style:parent-style-name="Heading_20_1">
      <style:text-properties officeooo:rsid="001f6661" officeooo:paragraph-rsid="001f6661"/>
    </style:style>
    <style:style style:name="P14" style:family="paragraph" style:parent-style-name="Heading_20_1">
      <style:text-properties officeooo:rsid="00248264" officeooo:paragraph-rsid="00248264"/>
    </style:style>
    <style:style style:name="P15" style:family="paragraph" style:parent-style-name="List_20_2">
      <style:text-properties officeooo:rsid="00218a7f" officeooo:paragraph-rsid="00218a7f"/>
    </style:style>
    <style:style style:name="P16" style:family="paragraph" style:parent-style-name="List_20_2">
      <style:text-properties officeooo:rsid="00230cd2" officeooo:paragraph-rsid="00230cd2"/>
    </style:style>
    <style:style style:name="P17" style:family="paragraph" style:parent-style-name="List_20_2">
      <style:text-properties officeooo:rsid="00230cd2" officeooo:paragraph-rsid="0027f91e"/>
    </style:style>
    <style:style style:name="P18" style:family="paragraph" style:parent-style-name="List_20_2">
      <style:text-properties officeooo:rsid="00248264" officeooo:paragraph-rsid="00248264"/>
    </style:style>
    <style:style style:name="P19" style:family="paragraph" style:parent-style-name="List_20_2">
      <style:text-properties officeooo:rsid="00248264" officeooo:paragraph-rsid="0027f91e"/>
    </style:style>
    <style:style style:name="P20" style:family="paragraph" style:parent-style-name="Preformatted_20_Text">
      <style:text-properties officeooo:rsid="001fada6" officeooo:paragraph-rsid="001fada6"/>
    </style:style>
    <style:style style:name="P21" style:family="paragraph" style:parent-style-name="List_20_4">
      <style:paragraph-properties fo:line-height="100%"/>
    </style:style>
    <style:style style:name="T1" style:family="text">
      <style:text-properties fo:font-style="italic" style:font-style-asian="italic" style:font-style-complex="italic"/>
    </style:style>
    <style:style style:name="T2" style:family="text">
      <style:text-properties fo:font-style="italic" officeooo:rsid="001fada6" style:font-style-asian="italic" style:font-style-complex="italic"/>
    </style:style>
    <style:style style:name="T3" style:family="text">
      <style:text-properties fo:font-style="italic" officeooo:rsid="00230d3d" style:font-style-asian="italic" style:font-style-complex="italic"/>
    </style:style>
    <style:style style:name="T4" style:family="text">
      <style:text-properties fo:font-style="italic" officeooo:rsid="002647b2" style:font-style-asian="italic" style:font-style-complex="italic"/>
    </style:style>
    <style:style style:name="T5" style:family="text">
      <style:text-properties fo:font-style="italic" fo:font-weight="bold" officeooo:rsid="00230d3d" style:font-style-asian="italic" style:font-weight-asian="bold" style:font-style-complex="italic" style:font-weight-complex="bold"/>
    </style:style>
    <style:style style:name="T6" style:family="text">
      <style:text-properties fo:font-style="italic" fo:font-weight="bold" officeooo:rsid="00248264"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f6661" style:font-style-asian="normal" style:font-style-complex="normal"/>
    </style:style>
    <style:style style:name="T9" style:family="text">
      <style:text-properties fo:font-style="normal" officeooo:rsid="001fada6" style:font-style-asian="normal" style:font-style-complex="normal"/>
    </style:style>
    <style:style style:name="T10" style:family="text">
      <style:text-properties fo:font-style="normal" officeooo:rsid="00218a7f" style:font-style-asian="normal" style:font-style-complex="normal"/>
    </style:style>
    <style:style style:name="T11" style:family="text">
      <style:text-properties fo:font-style="normal" officeooo:rsid="00230d3d" style:font-style-asian="normal" style:font-style-complex="normal"/>
    </style:style>
    <style:style style:name="T12" style:family="text">
      <style:text-properties fo:font-style="normal" officeooo:rsid="00248264" style:font-style-asian="normal" style:font-style-complex="normal"/>
    </style:style>
    <style:style style:name="T13" style:family="text">
      <style:text-properties fo:font-style="normal" officeooo:rsid="002647b2" style:font-style-asian="normal" style:font-style-complex="normal"/>
    </style:style>
    <style:style style:name="T14" style:family="text">
      <style:text-properties fo:font-style="normal" officeooo:rsid="0027f91e" style:font-style-asian="normal" style:font-style-complex="normal"/>
    </style:style>
    <style:style style:name="T15" style:family="text">
      <style:text-properties fo:font-style="normal" officeooo:rsid="0029457a" style:font-style-asian="normal" style:font-style-complex="normal"/>
    </style:style>
    <style:style style:name="T16" style:family="text">
      <style:text-properties fo:font-style="normal" fo:font-weight="normal" officeooo:rsid="00230d3d" style:font-style-asian="normal" style:font-weight-asian="normal" style:font-style-complex="normal" style:font-weight-complex="normal"/>
    </style:style>
    <style:style style:name="T17" style:family="text">
      <style:text-properties fo:font-style="normal" fo:font-weight="normal" officeooo:rsid="00248264" style:font-style-asian="normal" style:font-weight-asian="normal" style:font-style-complex="normal" style:font-weight-complex="normal"/>
    </style:style>
    <style:style style:name="T18" style:family="text">
      <style:text-properties fo:font-style="normal" fo:font-weight="normal" officeooo:rsid="0026726b" style:font-style-asian="normal" style:font-weight-asian="normal" style:font-style-complex="normal" style:font-weight-complex="normal"/>
    </style:style>
    <style:style style:name="T19" style:family="text">
      <style:text-properties officeooo:rsid="002028f2"/>
    </style:style>
    <style:style style:name="T20" style:family="text">
      <style:text-properties officeooo:rsid="00230d3d"/>
    </style:style>
    <style:style style:name="T21" style:family="text">
      <style:text-properties officeooo:rsid="00257cf5"/>
    </style:style>
    <style:style style:name="T22" style:family="text">
      <style:text-properties officeooo:rsid="002647b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BI3cli</text:p>
      <text:p text:style-name="P9">DBI3 Log Download and KML Converter</text:p>
      <text:h text:style-name="P11" text:outline-level="1">Overview</text:h>
      <text:p text:style-name="P1">This application, written in Python, runs on Windows 10, Linux, and should run on MacOS.</text:p>
      <text:p text:style-name="P1">With the DBI3 plugged into a USB port, the application can download and/or delete LOG files located on the DBI3. <text:s/>When downloaded to the PC the files are stored in a subdirectory based on the DBI3 serial number (e.g. SN12345) <text:span text:style-name="T19">to keep files straight if you download from more than one DBI3</text:span>. <text:s/>While downloading, the files can be immediately converted to KML format, for display by Google Earth.</text:p>
      <text:p text:style-name="P1">When the DBI3 is not plugged into a USB port, this application can use the previously downloaded LOG files and convert them to KML. <text:s/>It has the ability to <text:span text:style-name="T1">tweak</text:span><text:span text:style-name="T7"> the KML output of the individual LOG files.</text:span></text:p>
      <text:h text:style-name="P12" text:outline-level="1"><text:span text:style-name="T7">Configuration</text:span></text:h>
      <text:p text:style-name="P2"><text:span text:style-name="T7">Many options can be set for the application and will be persisted in a config file ({HOME}/.DBI3config </text:span><text:span text:style-name="T8">where {HOME} is the users home directory as defined by the OS). <text:s/>The most important configuration is the path to store DBI3 Log and KML files. <text:s/>The first time the application starts it will offer to use {HOME}/Documents/DBI3logs and {HOME}/Documents/DBI3Logs/kml as the paths.</text:span></text:p>
      <text:p text:style-name="P2"><text:span text:style-name="T8">The USB Comm port (OS specific) can also be configured, but if it is left unset the application will attempt to automatically find the DBI3 each time it starts by matching the expected USB registration id (USB VID/PID).</text:span></text:p>
      <text:p text:style-name="P3"><text:span text:style-name="T7">There are other configuration options that affect the defaults used when converting a Log to KML. <text:s/>In the KML menu, it is also possible to define conversion defaults for an individual Log, overriding the applicaion defaults.</text:span></text:p>
      <text:h text:style-name="P10" text:outline-level="2"><text:span text:style-name="T7">Application config options:</text:span></text:h>
      <text:p text:style-name="List_20_2"><text:span text:style-name="T7">log_path – </text:span><text:span text:style-name="T10">Directory path to store DBI3 Log files. <text:s/>The files will be an a serial number specific subdirectory under this path.</text:span></text:p>
      <text:p text:style-name="List_20_2"><text:span text:style-name="T7">kml_path – </text:span><text:span text:style-name="T10">Directory path to store DBI3 KML output files</text:span></text:p>
      <text:p text:style-name="List_20_2"><text:span text:style-name="T7">com_port – USB comm port </text:span><text:span text:style-name="T10">(name is an OS specific format, config edit will attempt to help)</text:span></text:p>
      <text:p text:style-name="P15"><text:span text:style-name="T7">filter_age_limit – Filter the Log/KML list display to files that are less than filter_age_limit days old.</text:span></text:p>
      <text:p text:style-name="P15"><text:soft-page-break/><text:span text:style-name="T7">filter_new – Filter the Log/KML list display to files that are new (newer any any Log/KML currently on the PC)</text:span></text:p>
      <text:p text:style-name="P15"><text:span text:style-name="T7">filter_invalid – Filter the Log list display to files that are valid for KML conversion (i.e. it has GPS data records)</text:span></text:p>
      <text:p text:style-name="P15"><text:span text:style-name="T7">altitudemode – Google Earth altitude mode for track display. <text:s/></text:span><text:span text:style-name="T1">clampToGround</text:span><text:span text:style-name="T7"> draws the track on the surface. <text:s/></text:span><text:span text:style-name="T1">absolute</text:span><text:span text:style-name="T7"> assumes the Log record altitude an will display the track above (or below!) ground. <text:s/></text:span><text:span text:style-name="T1">relativeToGround</text:span><text:span text:style-name="T7"> assumes the recorded altitude is above ground level (e.g. zero the altimeter at take off)</text:span></text:p>
      <text:p text:style-name="P16"><text:span text:style-name="T7">extend_to_ground – When the track is displayed above ground, this will draw vertical lines to the ground to show where the track actually went.</text:span></text:p>
      <text:p text:style-name="P16"><text:span text:style-name="T7">kml_use_metric – The additional DBI3 log data (temperatures, speed, …) can be included as additional data in the KML file, <text:s/>This controls english vs. metric value conversion for the additional data.</text:span></text:p>
      <text:p text:style-name="P17"><text:span text:style-name="T7">kml_fields – Controls the actual additional data fields that will be included in the KML. <text:s/></text:span><text:span text:style-name="T15">Consists of a comma separated list of the following:</text:span></text:p>
      <text:p text:style-name="P21"><text:span text:style-name="T7">ALL<text:tab/>– </text:span><text:span text:style-name="T15">Selects all of the following fields</text:span></text:p>
      <text:p text:style-name="P21"><text:span text:style-name="T7">ROC<text:tab/>– </text:span><text:span text:style-name="T15">Rate of Climb</text:span></text:p>
      <text:p text:style-name="P21"><text:span text:style-name="T7">TOPT<text:tab/>– </text:span><text:span text:style-name="T15">Top Temperature</text:span></text:p>
      <text:p text:style-name="P21"><text:span text:style-name="T7">AMBT<text:tab/>– </text:span><text:span text:style-name="T15">Ambient Temperature</text:span></text:p>
      <text:p text:style-name="P21"><text:span text:style-name="T7">DIFF<text:tab/>– </text:span><text:span text:style-name="T15">Computed difference from ambient to top temperature</text:span></text:p>
      <text:p text:style-name="P21"><text:span text:style-name="T7">SOG<text:tab/>– </text:span><text:span text:style-name="T15">Speed over Ground</text:span></text:p>
      <text:p text:style-name="P21"><text:span text:style-name="T7">COG<text:tab/>– </text:span><text:span text:style-name="T15">Course over Ground</text:span></text:p>
      <text:p text:style-name="P21"><text:span text:style-name="T7">BATM<text:tab/>– </text:span><text:span text:style-name="T15">DBI3 Battery voltage</text:span></text:p>
      <text:p text:style-name="P21"><text:span text:style-name="T14">BRDT<text:tab/>– </text:span><text:span text:style-name="T15">DBI3 internal board temperatures</text:span></text:p>
      <text:p text:style-name="P21"><text:span text:style-name="T15"/></text:p>
      <text:p text:style-name="P16"><text:span text:style-name="T7">verbose – Turns on verbose DEBUG output during execution for development work.</text:span></text:p>
      <text:h text:style-name="P14" text:outline-level="1">KML <text:span text:style-name="T22">edit (</text:span><text:span text:style-name="T4">tweak</text:span><text:span text:style-name="T13">)</text:span> options:</text:h>
      <text:p text:style-name="P18">trim_start_time - Ignore DBI3 data until YYYYMMDDhhmmss <text:span text:style-name="T21">(trim the beginning of the Log)</text:span></text:p>
      <text:p text:style-name="P18">trim_end_time - Ignore DBI3 data after YYYYMMDDhhmmss <text:span text:style-name="T21">(trim the end of the Log)</text:span></text:p>
      <text:p text:style-name="P18">altitude_offset - floating point offset to the DBI3 reported altitude <text:span text:style-name="T21">(adjust for incorrect altimeter setting)</text:span></text:p>
      <text:p text:style-name="P18">altitudemode - <text:span text:style-name="T21">See Application config options.</text:span></text:p>
      <text:p text:style-name="P19">extend_to_ground - <text:span text:style-name="T21">See Application config options.</text:span></text:p>
      <text:p text:style-name="P19">kml_use_metric - <text:span text:style-name="T21">See Application config options.</text:span></text:p>
      <text:p text:style-name="P18">kml_fields - Google Earth extra data fields, available (ALL, )</text:p>
      <text:h text:style-name="P13" text:outline-level="1"><text:soft-page-break/>Modes of Operation</text:h>
      <text:p text:style-name="P4">The application has three modes of operation:</text:p>
      <text:list xml:id="list4413842332713572312" text:style-name="L1">
        <text:list-item>
          <text:p text:style-name="P6">When started without command line options it will present interactive menus to prompt for command and control <text:span text:style-name="T20">operations</text:span>.</text:p>
        </text:list-item>
        <text:list-item>
          <text:p text:style-name="P5">When started with –<text:span text:style-name="T1">sync</text:span><text:span text:style-name="T7"> it will attempt to automatically connect to the DBI3, download all new files (new means newer than any currently in the Log path), and convert to KML.</text:span></text:p>
        </text:list-item>
        <text:list-item>
          <text:p text:style-name="P5"><text:span text:style-name="T7">When started with </text:span><text:span text:style-name="T1">–</text:span><text:span text:style-name="T2">file FILE</text:span><text:span text:style-name="T9"> it will convert the single Log </text:span><text:span text:style-name="T2">FILE</text:span><text:span text:style-name="T9"> into KML, in the same directory as </text:span><text:span text:style-name="T2">FILE.</text:span></text:p>
        </text:list-item>
      </text:list>
      <text:h text:style-name="P13" text:outline-level="1"><text:span text:style-name="T7">Menu Tree</text:span></text:h>
      <text:p text:style-name="P20"><text:span text:style-name="T8">M</text:span><text:span text:style-name="T7">ain – prompt (DBI3)</text:span></text:p>
      <text:p text:style-name="P20"><text:span text:style-name="T7"><text:s text:c="2"/></text:span><text:span text:style-name="T11">config – edit application config settings</text:span></text:p>
      <text:p text:style-name="P20"><text:span text:style-name="T11"><text:s text:c="2"/>filter – set list display filter options</text:span></text:p>
      <text:p text:style-name="P20"><text:span text:style-name="T7"><text:s text:c="2"/>Logs – prompt (DBI3:Logs:SN12345)</text:span></text:p>
      <text:p text:style-name="P20"><text:span text:style-name="T7"><text:s text:c="4"/></text:span><text:span text:style-name="T12">list – display the current DBI3 Log list and selection status</text:span></text:p>
      <text:p text:style-name="P20"><text:span text:style-name="T12"><text:s text:c="4"/>select – select lines from the </text:span><text:span text:style-name="T6">list</text:span><text:span text:style-name="T17"> for later download/conversion</text:span></text:p>
      <text:p text:style-name="P20"><text:span text:style-name="T17"><text:s text:c="4"/>convert – download and convert the selected log files</text:span></text:p>
      <text:p text:style-name="P20"><text:span text:style-name="T17"><text:s text:c="4"/>download – download the selected log files</text:span></text:p>
      <text:p text:style-name="P20"><text:span text:style-name="T17"><text:s text:c="4"/></text:span><text:span text:style-name="T18">delete – delete the selected log files on the DBI3</text:span></text:p>
      <text:p text:style-name="P20"><text:span text:style-name="T7"><text:s text:c="2"/>KML – prompt (DBI3:KML:SN12345)</text:span></text:p>
      <text:p text:style-name="P20"><text:span text:style-name="T7"><text:s text:c="4"/></text:span><text:span text:style-name="T11">list – display the current Log list and selection status</text:span></text:p>
      <text:p text:style-name="P20"><text:span text:style-name="T11"><text:s text:c="4"/>edit N – edit the </text:span><text:span text:style-name="T3">tweak</text:span><text:span text:style-name="T11"> settings for the given list line</text:span></text:p>
      <text:p text:style-name="P20"><text:span text:style-name="T7"><text:s text:c="4"/></text:span><text:span text:style-name="T11">select – select lines from the </text:span><text:span text:style-name="T5">list</text:span><text:span text:style-name="T16"> for later operation</text:span></text:p>
      <text:p text:style-name="P20"><text:span text:style-name="T16"><text:s text:c="4"/>convert – convert all currently selected list items to KML</text:span></text:p>
      <text:p text:style-name="P20"><text:s text:c="4"/><text:span text:style-name="T20">refresh – refresh the current list</text:span></text:p>
      <text:p text:style-name="P7"/>
      <text:p text:style-name="P7"><text:span text:style-name="T7">Main has the options to set and alter configuration and listing filters.</text:span></text:p>
      <text:p text:style-name="P7"><text:span text:style-name="T7">Logs has the options to download, convert, and delete LOG files on the DBI3.</text:span></text:p>
      <text:p text:style-name="P7"><text:span text:style-name="T7">KML has the options to tweak conversion options and convert Log files to KML.</text:span></text:p>
      <text:p text:style-name="P7"><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in" style:contextual-spacing="false" fo:text-indent="-0.2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 Thornton</meta:initial-creator>
    <meta:creation-date>2018-09-13T10:42:08.444035154</meta:creation-date>
    <dc:date>2018-09-14T09:43:03.455629801</dc:date>
    <dc:creator>Ron Thornton</dc:creator>
    <meta:editing-duration>PT22H51M43S</meta:editing-duration>
    <meta:editing-cycles>8</meta:editing-cycles>
    <meta:generator>LibreOffice/4.2.8.2$Linux_X86_64 LibreOffice_project/420m0$Build-2</meta:generator>
    <meta:document-statistic meta:table-count="0" meta:image-count="0" meta:object-count="0" meta:page-count="3" meta:paragraph-count="63" meta:word-count="844" meta:character-count="5302" meta:non-whitespace-character-count="4429"/>
  </office:meta>
</office:document-meta>
</file>